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all_one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mean_mse</text:p>
          </table:table-cell>
          <table:table-cell office:value-type="float" office:value="0.01467" calcext:value-type="float">
            <text:p>0.01467</text:p>
          </table:table-cell>
          <table:table-cell office:value-type="float" office:value="0.01463" calcext:value-type="float">
            <text:p>0.01463</text:p>
          </table:table-cell>
          <table:table-cell table:formula="of:=MIN([.B2:.C2])" office:value-type="float" office:value="0.01463" calcext:value-type="float">
            <text:p>0.01463</text:p>
          </table:table-cell>
        </table:table-row>
        <table:table-row table:style-name="ro1">
          <table:table-cell office:value-type="string" calcext:value-type="string">
            <text:p>min_mse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00599" calcext:value-type="float">
            <text:p>0.00599</text:p>
          </table:table-cell>
          <table:table-cell table:formula="of:=MIN([.B3:.C3])" office:value-type="float" office:value="0.00599" calcext:value-type="float">
            <text:p>0.00599</text:p>
          </table:table-cell>
        </table:table-row>
        <table:table-row table:style-name="ro1">
          <table:table-cell office:value-type="string" calcext:value-type="string">
            <text:p>max_mse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02048" calcext:value-type="float">
            <text:p>0.02048</text:p>
          </table:table-cell>
          <table:table-cell table:formula="of:=MIN([.B4:.C4])" office:value-type="float" office:value="0.02048" calcext:value-type="float">
            <text:p>0.02048</text:p>
          </table:table-cell>
        </table:table-row>
        <table:table-row table:style-name="ro1">
          <table:table-cell office:value-type="string" calcext:value-type="string">
            <text:p>stdev_mse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265" calcext:value-type="float">
            <text:p>0.00265</text:p>
          </table:table-cell>
          <table:table-cell table:formula="of:=MIN([.B5:.C5])" office:value-type="float" office:value="0.00265" calcext:value-type="float">
            <text:p>0.0026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office:value-type="float" office:value="115.8092" calcext:value-type="float">
            <text:p>115.8092</text:p>
          </table:table-cell>
          <table:table-cell table:style-name="ce2" office:value-type="float" office:value="115.70999" calcext:value-type="float">
            <text:p>115.70999</text:p>
          </table:table-cell>
          <table:table-cell table:formula="of:=MIN([.B6:.C6])" office:value-type="float" office:value="115.70999" calcext:value-type="float">
            <text:p>115.70999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office:value-type="float" office:value="94.91667" calcext:value-type="float">
            <text:p>94.91667</text:p>
          </table:table-cell>
          <table:table-cell table:style-name="ce2" office:value-type="float" office:value="95.17222" calcext:value-type="float">
            <text:p>95.17222</text:p>
          </table:table-cell>
          <table:table-cell table:formula="of:=MIN([.B7:.C7])" office:value-type="float" office:value="94.91667" calcext:value-type="float">
            <text:p>94.91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2:49:39.104745478</dc:date>
    <meta:editing-duration>PT1M6S</meta:editing-duration>
    <meta:editing-cycles>1</meta:editing-cycles>
    <meta:generator>LibreOffice/6.0.7.3$Linux_X86_64 LibreOffice_project/00m0$Build-3</meta:generator>
    <meta:document-statistic meta:table-count="1" meta:cell-count="27" meta:object-count="0"/>
  </office:meta>
</office:document-meta>
</file>